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2" style:parent-style-name="Normal" style:family="paragraph">
      <style:text-properties style:font-size-complex="11pt" fo:language="en" fo:country="US"/>
    </style:style>
    <style:style style:name="P3" style:parent-style-name="Normal" style:family="paragraph">
      <style:paragraph-properties fo:text-align="justify"/>
      <style:text-properties fo:font-size="16pt" style:font-size-asian="16pt" style:font-size-complex="16pt" style:text-underline-type="single" style:text-underline-style="solid" style:text-underline-width="auto" style:text-underline-mode="continuous" fo:language="en" fo:country="US"/>
    </style:style>
    <style:style style:name="P4" style:parent-style-name="Normal" style:family="paragraph">
      <style:paragraph-properties fo:text-align="justify"/>
      <style:text-properties style:font-size-complex="11pt" fo:language="en" fo:country="US"/>
    </style:style>
    <style:style style:name="P5" style:parent-style-name="Normal" style:family="paragraph">
      <style:paragraph-properties fo:text-align="justify"/>
      <style:text-properties style:font-size-complex="11pt" fo:language="en" fo:country="US"/>
    </style:style>
    <style:style style:name="P6" style:parent-style-name="Normal" style:family="paragraph">
      <style:paragraph-properties fo:text-align="justify"/>
      <style:text-properties style:font-size-complex="11pt" fo:language="en" fo:country="US"/>
    </style:style>
    <style:style style:name="P7" style:parent-style-name="Normal" style:family="paragraph">
      <style:paragraph-properties fo:text-align="justify"/>
      <style:text-properties style:font-size-complex="11pt" fo:language="en" fo:country="US"/>
    </style:style>
    <style:style style:name="P8" style:parent-style-name="Normal" style:family="paragraph">
      <style:text-properties style:font-size-complex="11pt" fo:language="en" fo:country="US"/>
    </style:style>
    <style:style style:name="TableColumn10" style:family="table-column">
      <style:table-column-properties style:column-width="3.2236in"/>
    </style:style>
    <style:style style:name="TableColumn11" style:family="table-column">
      <style:table-column-properties style:column-width="3.175in"/>
    </style:style>
    <style:style style:name="Table9" style:family="table">
      <style:table-properties style:width="6.3986in" fo:margin-left="-0.102in" table:align="left"/>
    </style:style>
    <style:style style:name="TableRow12" style:family="table-row">
      <style:table-row-properties style:min-row-height="0.0729in"/>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text-align="center" fo:margin-bottom="0in" fo:line-height="100%"/>
      <style:text-properties fo:font-size="12pt" style:font-size-asian="12pt" style:font-size-complex="12pt" fo:language="en" fo:country="U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center" fo:margin-bottom="0in" fo:line-height="100%"/>
      <style:text-properties fo:font-size="12pt" style:font-size-asian="12pt" style:font-size-complex="12pt" fo:language="en" fo:country="US"/>
    </style:style>
    <style:style style:name="TableRow17" style:family="table-row">
      <style:table-row-properties style:min-row-height="0.1236in"/>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text-align="center" fo:margin-bottom="0in" fo:line-height="100%"/>
      <style:text-properties style:font-size-complex="11pt" fo:language="en" fo:country="U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text-properties style:font-size-complex="11pt" fo:language="en" fo:country="US"/>
    </style:style>
    <style:style style:name="TableRow22" style:family="table-row">
      <style:table-row-properties style:min-row-height="0.1236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center" fo:margin-bottom="0in" fo:line-height="100%"/>
      <style:text-properties style:font-size-complex="11pt" fo:language="en" fo:country="U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text-properties style:font-size-complex="11pt" fo:language="en" fo:country="US"/>
    </style:style>
    <style:style style:name="TableRow27" style:family="table-row">
      <style:table-row-properties style:min-row-height="0.1236in"/>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bottom="0in" fo:line-height="100%"/>
      <style:text-properties style:font-size-complex="11pt" fo:language="en" fo:country="U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fo:line-height="100%"/>
      <style:text-properties style:font-size-complex="11pt" fo:language="en" fo:country="US"/>
    </style:style>
    <style:style style:name="TableRow32" style:family="table-row">
      <style:table-row-properties style:min-row-height="0.1236in"/>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center" fo:margin-bottom="0in" fo:line-height="100%"/>
      <style:text-properties style:font-size-complex="11pt" fo:language="en" fo:country="U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fo:line-height="100%"/>
      <style:text-properties style:font-size-complex="11pt" fo:language="en" fo:country="US"/>
    </style:style>
    <style:style style:name="TableRow37" style:family="table-row">
      <style:table-row-properties style:min-row-height="0.1236in"/>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center" fo:margin-bottom="0in" fo:line-height="100%"/>
      <style:text-properties style:font-size-complex="11pt" fo:language="en" fo:country="U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style:font-size-complex="11pt" fo:language="en" fo:country="US"/>
    </style:style>
    <style:style style:name="TableRow42" style:family="table-row">
      <style:table-row-properties style:min-row-height="0.1236in"/>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fo:margin-bottom="0in" fo:line-height="100%"/>
      <style:text-properties style:font-size-complex="11pt" fo:language="en" fo:country="U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text-properties style:font-size-complex="11pt" fo:language="en" fo:country="US"/>
    </style:style>
    <style:style style:name="TableRow47" style:family="table-row">
      <style:table-row-properties style:min-row-height="0.1236in"/>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text-properties style:font-size-complex="11pt" fo:language="en" fo:country="U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center" fo:margin-bottom="0in" fo:line-height="100%"/>
      <style:text-properties style:font-size-complex="11pt" fo:language="en" fo:country="US"/>
    </style:style>
    <style:style style:name="TableRow52" style:family="table-row">
      <style:table-row-properties style:min-row-height="0.1236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fo:margin-bottom="0in" fo:line-height="100%"/>
      <style:text-properties style:font-size-complex="11pt" fo:language="en" fo:country="U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center" fo:margin-bottom="0in" fo:line-height="100%"/>
      <style:text-properties style:font-size-complex="11pt" fo:language="en" fo:country="US"/>
    </style:style>
    <style:style style:name="TableRow57" style:family="table-row">
      <style:table-row-properties style:min-row-height="0.1236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fo:margin-bottom="0in" fo:line-height="100%"/>
      <style:text-properties style:font-size-complex="11pt" fo:language="en" fo:country="US"/>
    </style:style>
    <style:style style:name="P60" style:parent-style-name="Normal" style:family="paragraph">
      <style:paragraph-properties fo:text-align="center" fo:margin-bottom="0in" fo:line-height="100%" fo:text-indent="0.5in"/>
      <style:text-properties style:font-size-complex="11pt" fo:language="en" fo:country="U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fo:margin-bottom="0in" fo:line-height="100%"/>
      <style:text-properties style:font-size-complex="11pt" fo:language="en" fo:country="US"/>
    </style:style>
    <style:style style:name="TableRow63" style:family="table-row">
      <style:table-row-properties style:min-row-height="0.1187in"/>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center" fo:margin-bottom="0in" fo:line-height="100%"/>
      <style:text-properties style:font-size-complex="11pt" fo:language="en" fo:country="U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center" fo:margin-bottom="0in" fo:line-height="100%"/>
      <style:text-properties style:font-size-complex="11pt" fo:language="en" fo:country="US"/>
    </style:style>
    <style:style style:name="TableRow68" style:family="table-row">
      <style:table-row-properties style:min-row-height="0.1236in"/>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fo:margin-bottom="0in" fo:line-height="100%"/>
      <style:text-properties style:font-size-complex="11pt" fo:language="en" fo:country="U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fo:margin-bottom="0in" fo:line-height="100%"/>
      <style:text-properties style:font-size-complex="11pt" fo:language="en" fo:country="US"/>
    </style:style>
    <style:style style:name="TableRow73" style:family="table-row">
      <style:table-row-properties style:min-row-height="0.1236in"/>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center" fo:margin-bottom="0in" fo:line-height="100%"/>
      <style:text-properties style:font-size-complex="11pt" fo:language="en" fo:country="U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text-properties style:font-size-complex="11pt" fo:language="en" fo:country="US"/>
    </style:style>
    <style:style style:name="P78" style:parent-style-name="Normal" style:family="paragraph">
      <style:text-properties style:font-size-complex="11pt" fo:language="en" fo:country="US"/>
    </style:style>
    <style:style style:name="P79" style:parent-style-name="Normal" style:family="paragraph">
      <style:text-properties style:font-size-complex="11pt" fo:language="en" fo:country="US"/>
    </style:style>
    <style:style style:name="P80" style:parent-style-name="Normal" style:family="paragraph">
      <style:paragraph-properties fo:text-align="justify"/>
      <style:text-properties style:font-size-complex="11pt" fo:language="en" fo:country="US"/>
    </style:style>
  </office:automatic-styles>
  <office:body>
    <office:text text:use-soft-page-breaks="true">
      <text:p text:style-name="P1">Level of Requirements</text:p>
      <text:p text:style-name="P2"/>
      <text:p text:style-name="P3">Meaning of the different levels of testing:</text:p>
      <text:p text:style-name="P4">Unit: To verify these requirements we would have to check if the functionality is as expected within the same<text:s/>individual units or components of a software<text:s/>(class or function).</text:p>
      <text:p text:style-name="P5">Integration: To verify these requirements, we will have to check if combining the functionality of two or more classes would work as required.</text:p>
      <text:p text:style-name="P6">System:<text:s/>To verify these<text:s/>requirements, we will essentially need to run the whole system several times in order to determine whether or not<text:s/>the requirement holds.</text:p>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Requirement</text:p>
          </table:table-cell>
          <table:table-cell table:style-name="TableCell15">
            <text:p text:style-name="P16">Level of testing</text:p>
          </table:table-cell>
        </table:table-row>
        <table:table-row table:style-name="TableRow17">
          <table:table-cell table:style-name="TableCell18">
            <text:p text:style-name="P19">The system should be able to portray important locations like the drone’s position, pizzerias, and the delivery point (Appleton Tower) in terms of latitude and longitude. This requirement could be categorized under functionality.</text:p>
          </table:table-cell>
          <table:table-cell table:style-name="TableCell20">
            <text:p text:style-name="P21">Unit</text:p>
          </table:table-cell>
        </table:table-row>
        <table:table-row table:style-name="TableRow22">
          <table:table-cell table:style-name="TableCell23">
            <text:p text:style-name="P24">The system should consider two locations that have a Euclidean distance of 0.00015 between to be ‘close’ (so if the drone is ‘close’ to a point, we consider the drone to be at the point). This requirement could be categorized under functionality.</text:p>
          </table:table-cell>
          <table:table-cell table:style-name="TableCell25">
            <text:p text:style-name="P26">Unit</text:p>
          </table:table-cell>
        </table:table-row>
        <table:table-row table:style-name="TableRow27">
          <table:table-cell table:style-name="TableCell28">
            <text:p text:style-name="P29">The system should not let the drone exceed 2000 flying moves in a day. Since we consider the drone to be able to make a total of 2000 moves before it runs out of charge, having a drone make more than 2000 moves (running out of charge) while in operation, would cause the loss of the drone and potentially cause harm to civilians or the environment.</text:p>
          </table:table-cell>
          <table:table-cell table:style-name="TableCell30">
            <text:p text:style-name="P31">System</text:p>
          </table:table-cell>
        </table:table-row>
        <table:table-row table:style-name="TableRow32">
          <table:table-cell table:style-name="TableCell33">
            <text:p text:style-name="P34">Every flying move that the drone makes should result in the drone moving a distance of 0.00015 degrees.</text:p>
          </table:table-cell>
          <table:table-cell table:style-name="TableCell35">
            <text:p text:style-name="P36">System</text:p>
          </table:table-cell>
        </table:table-row>
        <table:table-row table:style-name="TableRow37">
          <table:table-cell table:style-name="TableCell38">
            <text:p text:style-name="P39">Each flying move that the drone makes the drone move along a straight line in one of 16 directions (primary, secondary, or tertiary compass directions).</text:p>
          </table:table-cell>
          <table:table-cell table:style-name="TableCell40">
            <text:p text:style-name="P41">Unit</text:p>
          </table:table-cell>
        </table:table-row>
        <table:table-row table:style-name="TableRow42">
          <table:table-cell table:style-name="TableCell43">
            <text:p text:style-name="P44">The drone has two ‘move’ capabilities: moving or hovering. The hovering should take place when the drone is supposed to pick up or deliver an order</text:p>
          </table:table-cell>
          <table:table-cell table:style-name="TableCell45">
            <text:p text:style-name="P46">Unit</text:p>
          </table:table-cell>
        </table:table-row>
        <table:table-row table:style-name="TableRow47">
          <table:table-cell table:style-name="TableCell48">
            <text:p text:style-name="P49">The system should start and end at Appleton Tower every day it is in operation. Another<text:s/><text:soft-page-break/>additional requirement would be that the drone is close to Appleton tower when it is about to run out of charge (close to running out of 2000 flying moves).</text:p>
          </table:table-cell>
          <table:table-cell table:style-name="TableCell50">
            <text:p text:style-name="P51">System</text:p>
          </table:table-cell>
        </table:table-row>
        <table:table-row table:style-name="TableRow52">
          <table:table-cell table:style-name="TableCell53">
            <text:p text:style-name="P54">The system ensures that the drone moves are not what could be resulting in an ‘illegal’ move. An illegal move would be if a drone flew into a ‘no-fly-zone’ or if once the drone enters the ‘central area’, it does not leave until it makes it delivery in Appleton tower. Another variation of an illegal move would be if the drone leaves the ‘central area’ it should not enter the central area again until it picks up the pizza. Enforcing the concept of a ‘no-fly-zone’ or a ‘central area’ was done to minimize the obstruction to the public and more specifically to the students in the vicinity of the drone’s operational areas.</text:p>
          </table:table-cell>
          <table:table-cell table:style-name="TableCell55">
            <text:p text:style-name="P56">System</text:p>
          </table:table-cell>
        </table:table-row>
        <table:table-row table:style-name="TableRow57">
          <table:table-cell table:style-name="TableCell58">
            <text:p text:style-name="P59">The system should be able to retrieve all relevant data (restaurant locations, No-fly-zone details, Central area details, restaurant menu and order details) from a REST-server. The retrieval of the data would be done from the URL passed to it as a command line argument.</text:p>
            <text:p text:style-name="P60"/>
          </table:table-cell>
          <table:table-cell table:style-name="TableCell61">
            <text:p text:style-name="P62">Integration</text:p>
          </table:table-cell>
        </table:table-row>
        <table:table-row table:style-name="TableRow63">
          <table:table-cell table:style-name="TableCell64">
            <text:p text:style-name="P65">The system should validate each order for the given date of operation. In case the order is not valid, due to any reason, label it with the appropriate order outcome depending on which information was invalid. The orders can have one of 10 outcomes (2 of which depict a valid order).</text:p>
          </table:table-cell>
          <table:table-cell table:style-name="TableCell66">
            <text:p text:style-name="P67">Integration</text:p>
          </table:table-cell>
        </table:table-row>
        <table:table-row table:style-name="TableRow68">
          <table:table-cell table:style-name="TableCell69">
            <text:p text:style-name="P70">The system should be able to generate the flightpath that the drone takes in a single day (abiding by all the constraints) in 60 seconds or less</text:p>
          </table:table-cell>
          <table:table-cell table:style-name="TableCell71">
            <text:p text:style-name="P72">System</text:p>
          </table:table-cell>
        </table:table-row>
        <table:table-row table:style-name="TableRow73">
          <table:table-cell table:style-name="TableCell74">
            <text:p text:style-name="P75">The system should also aim to maximize the number of orders fulfilled in a day.</text:p>
          </table:table-cell>
          <table:table-cell table:style-name="TableCell76">
            <text:p text:style-name="P77">System</text:p>
          </table:table-cell>
        </table:table-row>
      </table:table>
      <text:p text:style-name="P78"/>
      <text:p text:style-name="P79"/>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yaan Hashim</meta:initial-creator>
    <dc:creator>Ayaan Hashim</dc:creator>
    <meta:creation-date>2023-01-29T01:54:00Z</meta:creation-date>
    <dc:date>2023-01-30T22:07:00Z</dc:date>
    <meta:template xlink:href="Normal" xlink:type="simple"/>
    <meta:editing-cycles>1</meta:editing-cycles>
    <meta:editing-duration>PT12660S</meta:editing-duration>
    <meta:document-statistic meta:page-count="2" meta:paragraph-count="7" meta:word-count="531" meta:character-count="3555" meta:row-count="25" meta:non-whitespace-character-count="3031"/>
  </office:meta>
</office:document-meta>
</file>